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2324" officeooo:paragraph-rsid="00102324"/>
    </style:style>
    <style:style style:name="P2" style:family="paragraph" style:parent-style-name="Standard">
      <style:paragraph-properties fo:text-align="center" style:justify-single-word="false"/>
      <style:text-properties officeooo:rsid="00102324" officeooo:paragraph-rsid="00102324"/>
    </style:style>
    <style:style style:name="P3" style:family="paragraph" style:parent-style-name="Standard">
      <style:paragraph-properties fo:text-align="start" style:justify-single-word="false"/>
      <style:text-properties officeooo:rsid="00102324" officeooo:paragraph-rsid="00102324"/>
    </style:style>
    <style:style style:name="P4" style:family="paragraph" style:parent-style-name="Standard">
      <style:paragraph-properties fo:text-align="start" style:justify-single-word="false"/>
      <style:text-properties officeooo:rsid="0011f9ed" officeooo:paragraph-rsid="0011f9ed"/>
    </style:style>
    <style:style style:name="P5" style:family="paragraph" style:parent-style-name="Standard">
      <style:paragraph-properties fo:text-align="start" style:justify-single-word="false"/>
      <style:text-properties officeooo:rsid="0011f9ed" officeooo:paragraph-rsid="0013ec23"/>
    </style:style>
    <style:style style:name="P6" style:family="paragraph" style:parent-style-name="Standard">
      <style:paragraph-properties fo:text-align="start" style:justify-single-word="false"/>
      <style:text-properties officeooo:paragraph-rsid="0014effe"/>
    </style:style>
    <style:style style:name="P7" style:family="paragraph" style:parent-style-name="Standard">
      <style:paragraph-properties fo:text-align="start" style:justify-single-word="false"/>
      <style:text-properties officeooo:rsid="0013ec23" officeooo:paragraph-rsid="0011f9ed"/>
    </style:style>
    <style:style style:name="P8" style:family="paragraph" style:parent-style-name="Standard">
      <style:paragraph-properties fo:text-align="start" style:justify-single-word="false"/>
      <style:text-properties officeooo:rsid="0013ec23" officeooo:paragraph-rsid="0013ec23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bold" officeooo:rsid="0013ec23" officeooo:paragraph-rsid="0013ec23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14effe" officeooo:paragraph-rsid="0014effe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4effe" officeooo:paragraph-rsid="0014effe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rsid="0014effe" officeooo:paragraph-rsid="0014effe"/>
    </style:style>
    <style:style style:name="P13" style:family="paragraph" style:parent-style-name="Standard">
      <style:paragraph-properties fo:text-align="start" style:justify-single-word="false"/>
      <style:text-properties officeooo:paragraph-rsid="0014effe"/>
    </style:style>
    <style:style style:name="P14" style:family="paragraph" style:parent-style-name="Standard">
      <style:paragraph-properties fo:text-align="start" style:justify-single-word="false" fo:break-before="page"/>
      <style:text-properties officeooo:paragraph-rsid="0014effe"/>
    </style:style>
    <style:style style:name="T1" style:family="text">
      <style:text-properties officeooo:rsid="0013ec23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bold" officeooo:rsid="0013ec23" style:font-weight-asian="bold" style:font-weight-complex="bold"/>
    </style:style>
    <style:style style:name="T4" style:family="text">
      <style:text-properties officeooo:rsid="0014ef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ESSY</text:p>
      <text:p text:style-name="P1">THOMAS</text:p>
      <text:p text:style-name="P2">My Angular</text:p>
      <text:p text:style-name="P2"/>
      <text:p text:style-name="P3"/>
      <text:p text:style-name="P5">La page « features » est une pages nous montrant </text:p>
      <text:p text:style-name="P5"/>
      <text:p text:style-name="P5"><text:span text:style-name="T2">les caractéristiques et avantage</text:span><text:span text:style-name="T3">s</text:span> d’Angular :</text:p>
      <text:p text:style-name="P4">- Angular est multi-platforme, on peut l’utiliser sur Mac, Windows et Linux.</text:p>
      <text:p text:style-name="P4">- <text:span text:style-name="T1">On peut l’utiliser hors-ligne</text:span></text:p>
      <text:p text:style-name="P4">- <text:span text:style-name="T1">On peut construire les applications avec des stratégies de Cordova, Ionic ou NativeScript.</text:span></text:p>
      <text:p text:style-name="P7"/>
      <text:p text:style-name="P9">Les vitesses et performances de l’applications d’Angular :</text:p>
      <text:p text:style-name="P8"/>
      <text:p text:style-name="P8">- Angular transforme les modèles en code hautement optimisé pour les machines virtuelles JavaScript actuelles.Ce qui présente l’avantage du code écrit à la main tout en ayant la productivité d’un framework.</text:p>
      <text:p text:style-name="P8">- Le code est universel permettant un rendu instantané HTML et CSS.</text:p>
      <text:p text:style-name="P8">- Le code <text:span text:style-name="T4">est divisé pour réécrire plus facilement le code nécessaire.</text:span></text:p>
      <text:p text:style-name="P8"/>
      <text:p text:style-name="P11">Une meilleur productivité :</text:p>
      <text:p text:style-name="P10"/>
      <text:p text:style-name="P10">- Angular possède une syntaxe de modèle puissante et simple pour créer des vues interfaces plus rapides.</text:p>
      <text:p text:style-name="P10">- Les IDE permettent l’achèvement intelligent du code, les erreurs instantanées et d'autres commentaires.</text:p>
      <text:p text:style-name="P10"/>
      <text:p text:style-name="P11">Histoire et développement complet :</text:p>
      <text:p text:style-name="P10"/>
      <text:p text:style-name="P6">- <text:span text:style-name="T4">Angular est un framework puissant et performant.</text:span></text:p>
      <text:p text:style-name="P6"/>
      <text:p text:style-name="P6"/>
      <text:p text:style-name="P14"><text:span text:style-name="T4"># AngularTourOfHeroes</text:span></text:p>
      <text:p text:style-name="P10"/>
      <text:p text:style-name="P10">Ce projet a été généré avec la version 6.2.5 de[Angular CLI](https://github.com/angular/angular-cli).</text:p>
      <text:p text:style-name="P10"/>
      <text:p text:style-name="P10">## Serveur de développement</text:p>
      <text:p text:style-name="P10"/>
      <text:p text:style-name="P10">Exécutez `ng serve' pour un serveur dev. Naviguez jusqu'à `http://localhost:4200/``. L'application se rechargera automatiquement si vous modifiez l'un des fichiers sources.</text:p>
      <text:p text:style-name="P10"/>
      <text:p text:style-name="P10">## Code échafaudage</text:p>
      <text:p text:style-name="P10"/>
      <text:p text:style-name="P10">Exécutez `ng generate component-name' pour générer un nouveau composant. Vous pouvez également utiliser `ng generate directive|pipe|service|class|guard|interface|enum|module`.</text:p>
      <text:p text:style-name="P10"/>
      <text:p text:style-name="P10">## Construire</text:p>
      <text:p text:style-name="P10"/>
      <text:p text:style-name="P10">Lancez `ng build' pour construire le projet. Les artefacts de compilation seront stockés dans le répertoire `dist/`. Utilisez le drapeau `--prod' pour une construction de production.</text:p>
      <text:p text:style-name="P10"/>
      <text:p text:style-name="P10">## Exécution de tests unitaires</text:p>
      <text:p text:style-name="P10"/>
      <text:p text:style-name="P10">Exécutez `ng test' pour exécuter les tests unitaires via[Karma](https://karma-runner.github.io).</text:p>
      <text:p text:style-name="P10"/>
      <text:p text:style-name="P10">## Effectuer des tests de bout en bout</text:p>
      <text:p text:style-name="P10"/>
      <text:p text:style-name="P10">Exécutez `ng e2e' pour exécuter les tests de bout en bout via[Protractor](http://www.protractortest.org/)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20:45:04.610000000</meta:creation-date>
    <dc:date>2018-10-23T20:17:08.620000000</dc:date>
    <meta:editing-duration>PT5H53M44S</meta:editing-duration>
    <meta:editing-cycles>4</meta:editing-cycles>
    <meta:generator>LibreOffice/5.4.7.2$Windows_X86_64 LibreOffice_project/c838ef25c16710f8838b1faec480ebba495259d0</meta:generator>
    <meta:document-statistic meta:table-count="0" meta:image-count="0" meta:object-count="0" meta:page-count="2" meta:paragraph-count="29" meta:word-count="282" meta:character-count="2018" meta:non-whitespace-character-count="1765"/>
  </office:meta>
</office:document-meta>
</file>